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lient</text:h>
      <text:p text:style-name="Standard"/>
      <text:p text:style-name="Standard"># -*- coding: utf-8 -*-</text:p>
      <text:p text:style-name="Standard">#import servo</text:p>
      <text:p text:style-name="Standard">import socket</text:p>
      <text:p text:style-name="Standard">import time</text:p>
      <text:p text:style-name="Standard">import pygame</text:p>
      <text:p text:style-name="Standard">from pygame import joystick, NOEVENT, JOYBUTTONUP, JOYBUTTONDOWN, JOYAXISMOTION</text:p>
      <text:p text:style-name="Standard">from pygame.locals import *</text:p>
      <text:p text:style-name="Standard">from Queue import Queue</text:p>
      <text:p text:style-name="Standard">import thread</text:p>
      <text:p text:style-name="Standard"/>
      <text:p text:style-name="Standard">#this is for the motor control on top of the board</text:p>
      <text:p text:style-name="Standard">#t_ud = 9</text:p>
      <text:p text:style-name="Standard">#t_lr = 10</text:p>
      <text:p text:style-name="Standard"/>
      <text:p text:style-name="Standard">#put these 2 lines back </text:p>
      <text:p text:style-name="Standard">t_ud = 9</text:p>
      <text:p text:style-name="Standard">t_lr = 10</text:p>
      <text:p text:style-name="Standard">v_u = 1</text:p>
      <text:p text:style-name="Standard">v_d = 2</text:p>
      <text:p text:style-name="Standard">v_l = 3</text:p>
      <text:p text:style-name="Standard">v_r = 4</text:p>
      <text:p text:style-name="Standard">fire = 5</text:p>
      <text:p text:style-name="Standard">howlong = 1</text:p>
      <text:p text:style-name="Standard"/>
      <text:p text:style-name="Standard">#print "left right 90"</text:p>
      <text:p text:style-name="Standard">#servo.move(t_lr,90)</text:p>
      <text:p text:style-name="Standard">#time.sleep(howlong)</text:p>
      <text:p text:style-name="Standard"/>
      <text:p text:style-name="Standard">distance = 70</text:p>
      <text:p text:style-name="Standard">distancehorizontal = 60</text:p>
      <text:p text:style-name="Standard"/>
      <text:p text:style-name="Standard">#make a connection to the server</text:p>
      <text:p text:style-name="Standard">#HOST = raw_input("Input Server IP Address:")</text:p>
      <text:p text:style-name="Standard">#PORT = raw_input("input port number:")</text:p>
      <text:p text:style-name="Standard"/>
      <text:p text:style-name="Standard">HOST = '127.0.0.1'</text:p>
      <text:p text:style-name="Standard">PORT = 1503</text:p>
      <text:p text:style-name="Standard"/>
      <text:p text:style-name="Standard">s = socket.socket(socket.AF_INET, socket.SOCK_STREAM)</text:p>
      <text:p text:style-name="Standard">print HOST</text:p>
      <text:p text:style-name="Standard">print PORT</text:p>
      <text:p text:style-name="Standard">s.connect((HOST, PORT))</text:p>
      <text:p text:style-name="Standard"/>
      <text:p text:style-name="Standard">pygame.init()</text:p>
      <text:p text:style-name="Standard"><text:soft-page-break/>screen = pygame.display.set_mode((200,200))</text:p>
      <text:p text:style-name="Standard">pygame.mouse.set_visible(1)</text:p>
      <text:p text:style-name="Standard"/>
      <text:p text:style-name="Standard"># allow multiple joysticks</text:p>
      <text:p text:style-name="Standard">joy = []</text:p>
      <text:p text:style-name="Standard"/>
      <text:p text:style-name="Standard"># look for joysticks</text:p>
      <text:p text:style-name="Standard">totaljoy = pygame.joystick.get_count()</text:p>
      <text:p text:style-name="Standard">print totaljoy,"joysticks total -",</text:p>
      <text:p text:style-name="Standard"/>
      <text:p text:style-name="Standard">if totaljoy == 1:</text:p>
      <text:p text:style-name="Standard">#the next 3 lines gotta be commented out if the joystick ain't plugged in</text:p>
      <text:p text:style-name="Standard"><text:s text:c="2"/>ddrmat = pygame.joystick.Joystick(totaljoy-1)</text:p>
      <text:p text:style-name="Standard"><text:s text:c="2"/>ddrmat.init()</text:p>
      <text:p text:style-name="Standard"><text:s text:c="2"/>print "last one is",ddrmat.get_numaxes(),"axes and",ddrmat.get_numbuttons(),"buttons"</text:p>
      <text:p text:style-name="Standard">else:</text:p>
      <text:p text:style-name="Standard"><text:s text:c="4"/>print "No joystick plugged int"</text:p>
      <text:p text:style-name="Standard"/>
      <text:p text:style-name="Standard">#move the horizontal servo to center</text:p>
      <text:p text:style-name="Standard">command = str(t_lr) + ":" + str(distancehorizontal)</text:p>
      <text:p text:style-name="Standard">s.send(command)</text:p>
      <text:p text:style-name="Standard"/>
      <text:p text:style-name="Standard">#move the vertical servo to center</text:p>
      <text:p text:style-name="Standard">command = str(t_ud) + ":" + str(distance)</text:p>
      <text:p text:style-name="Standard">s.send(command)</text:p>
      <text:p text:style-name="Standard"/>
      <text:p text:style-name="Standard">Input = Queue()</text:p>
      <text:p text:style-name="Standard">Output = Queue ()</text:p>
      <text:p text:style-name="Standard">OutThreadStop = Queue ()</text:p>
      <text:p text:style-name="Standard"/>
      <text:p text:style-name="Standard">#howfar = 90;</text:p>
      <text:p text:style-name="Standard">#hflr = 90;</text:p>
      <text:p text:style-name="Standard"/>
      <text:p text:style-name="Standard">def KeyPressed ( K, In, Out ):</text:p>
      <text:p text:style-name="Standard"><text:tab/>while In.empty():</text:p>
      <text:p text:style-name="Standard"><text:tab/><text:tab/>Out.put(K)</text:p>
      <text:p text:style-name="Standard"><text:tab/><text:tab/>time.sleep(0.125)</text:p>
      <text:p text:style-name="Standard"><text:tab/><text:tab/>#print K</text:p>
      <text:p text:style-name="Standard"><text:tab/>kstop = In.get()</text:p>
      <text:p text:style-name="Standard"/>
      <text:p text:style-name="Standard">def OutputThread ( In, Out,distance,distancehorizontal):</text:p>
      <text:p text:style-name="Standard"><text:tab/>while In.empty():</text:p>
      <text:p text:style-name="Standard"><text:tab/><text:tab/>while not Out.empty():</text:p>
      <text:p text:style-name="Standard"><text:tab/><text:tab/><text:tab/>t = Out.get()</text:p>
      <text:p text:style-name="Standard"><text:tab/><text:tab/><text:tab/>#print distance</text:p>
      <text:p text:style-name="Standard"><text:tab/><text:tab/><text:tab/>#------------------------------------------------------</text:p>
      <text:p text:style-name="Standard"><text:tab/><text:tab/><text:tab/>#<text:tab/><text:tab/><text:tab/>Turent</text:p>
      <text:p text:style-name="Standard"><text:tab/><text:tab/><text:tab/>#------------------------------------------------------</text:p>
      <text:p text:style-name="Standard"><text:tab/><text:tab/><text:tab/>if t == "start T-Up":</text:p>
      <text:p text:style-name="Standard"><text:soft-page-break/><text:tab/><text:tab/><text:tab/><text:tab/>if distance &gt;= 5:</text:p>
      <text:p text:style-name="Standard"><text:tab/><text:tab/><text:tab/><text:tab/><text:tab/>distance = distance - 5</text:p>
      <text:p text:style-name="Standard"><text:tab/><text:tab/><text:tab/><text:tab/><text:tab/>command = str(t_ud) + ":" + str(distance)</text:p>
      <text:p text:style-name="Standard"><text:tab/><text:tab/><text:tab/><text:tab/><text:tab/>s.send(command)</text:p>
      <text:p text:style-name="Standard"><text:tab/><text:tab/><text:tab/><text:tab/><text:tab/>#servo.move(t_ud,distance)</text:p>
      <text:p text:style-name="Standard"><text:tab/><text:tab/><text:tab/>if t == "start T-Down":</text:p>
      <text:p text:style-name="Standard"><text:tab/><text:tab/><text:tab/><text:tab/>if distance &lt; 145:</text:p>
      <text:p text:style-name="Standard"><text:tab/><text:tab/><text:tab/><text:tab/><text:tab/>distance = distance + 5</text:p>
      <text:p text:style-name="Standard"><text:tab/><text:tab/><text:tab/><text:tab/><text:tab/>command = str(t_ud) + ":" + str(distance)</text:p>
      <text:p text:style-name="Standard"><text:tab/><text:tab/><text:tab/><text:tab/><text:tab/>s.send(command)</text:p>
      <text:p text:style-name="Standard"><text:tab/><text:tab/><text:tab/><text:tab/><text:tab/>#servo.move(t_ud,distance)</text:p>
      <text:p text:style-name="Standard"><text:tab/><text:tab/><text:tab/>if t == "start T-Left":</text:p>
      <text:p text:style-name="Standard"><text:tab/><text:tab/><text:tab/><text:tab/>#print "go left" </text:p>
      <text:p text:style-name="Standard"><text:tab/><text:tab/><text:tab/><text:tab/>#print distancehorizontal</text:p>
      <text:p text:style-name="Standard"><text:tab/><text:tab/><text:tab/><text:tab/>if distancehorizontal &lt;= 120:</text:p>
      <text:p text:style-name="Standard"><text:tab/><text:tab/><text:tab/><text:tab/><text:tab/>distancehorizontal = distancehorizontal + 5</text:p>
      <text:p text:style-name="Standard"><text:tab/><text:tab/><text:tab/><text:tab/><text:tab/>#servo.move(t_lr,distancehorizontal)</text:p>
      <text:p text:style-name="Standard"><text:tab/><text:tab/><text:tab/><text:tab/><text:tab/>command = str(t_lr) + ":" + str(distancehorizontal)</text:p>
      <text:p text:style-name="Standard"><text:tab/><text:tab/><text:tab/><text:tab/><text:tab/>#print "left command: " + command</text:p>
      <text:p text:style-name="Standard"><text:tab/><text:tab/><text:tab/><text:tab/><text:tab/>s.send(command)</text:p>
      <text:p text:style-name="Standard"><text:tab/><text:tab/><text:tab/><text:tab/>#print "after:"</text:p>
      <text:p text:style-name="Standard"><text:tab/><text:tab/><text:tab/><text:tab/>#print distancehorizontal</text:p>
      <text:p text:style-name="Standard"><text:tab/><text:tab/><text:tab/>if t == "start T-Right":</text:p>
      <text:p text:style-name="Standard"><text:tab/><text:tab/><text:tab/><text:tab/>#print "go right" </text:p>
      <text:p text:style-name="Standard"><text:tab/><text:tab/><text:tab/><text:tab/>#print distancehorizontal</text:p>
      <text:p text:style-name="Standard"><text:tab/><text:tab/><text:tab/><text:tab/>if distancehorizontal &gt;= 20:</text:p>
      <text:p text:style-name="Standard"><text:tab/><text:tab/><text:tab/><text:tab/><text:tab/>distancehorizontal = distancehorizontal - 5</text:p>
      <text:p text:style-name="Standard"><text:tab/><text:tab/><text:tab/><text:tab/><text:tab/>command = str(t_lr) + ":" + str(distancehorizontal)</text:p>
      <text:p text:style-name="Standard"><text:tab/><text:tab/><text:tab/><text:tab/><text:tab/>#print "command: " + command</text:p>
      <text:p text:style-name="Standard"><text:tab/><text:tab/><text:tab/><text:tab/><text:tab/>s.send(command)</text:p>
      <text:p text:style-name="Standard"><text:tab/><text:tab/><text:tab/><text:tab/><text:tab/>#servo.move(t_lr,distancehorizontal)</text:p>
      <text:p text:style-name="Standard"><text:tab/><text:tab/><text:tab/><text:tab/>#print "after:"</text:p>
      <text:p text:style-name="Standard"><text:tab/><text:tab/><text:tab/><text:tab/>#print distancehorizontal</text:p>
      <text:p text:style-name="Standard"><text:tab/><text:tab/><text:tab/>if t == "start Fire":</text:p>
      <text:p text:style-name="Standard"><text:tab/><text:tab/><text:tab/><text:tab/>command = str(fire) + ":" + "SHOOT"</text:p>
      <text:p text:style-name="Standard"><text:tab/><text:tab/><text:tab/><text:tab/>s.send(command)</text:p>
      <text:p text:style-name="Standard"><text:tab/><text:tab/><text:tab/><text:tab/>#servo.move(fire,10)</text:p>
      <text:p text:style-name="Standard"><text:tab/><text:tab/><text:tab/>#------------------------------------------------------</text:p>
      <text:p text:style-name="Standard"><text:tab/><text:tab/><text:tab/>#<text:tab/><text:tab/><text:tab/>Vehicle</text:p>
      <text:p text:style-name="Standard"><text:tab/><text:tab/><text:tab/>#------------------------------------------------------</text:p>
      <text:p text:style-name="Standard"><text:tab/><text:tab/><text:tab/>if t == "start V-Left":</text:p>
      <text:p text:style-name="Standard"><text:tab/><text:tab/><text:tab/><text:tab/><text:tab/>command = str(v_l) + ":" + "LEFT"</text:p>
      <text:p text:style-name="Standard"><text:tab/><text:tab/><text:tab/><text:tab/><text:tab/>s.send(command)</text:p>
      <text:p text:style-name="Standard"><text:tab/><text:tab/><text:tab/>if t == "start V-Right":</text:p>
      <text:p text:style-name="Standard"><text:tab/><text:tab/><text:tab/><text:tab/><text:tab/>command = str(v_r) + ":" + "RIGHT"</text:p>
      <text:p text:style-name="Standard"><text:tab/><text:tab/><text:tab/><text:tab/><text:tab/>s.send(command)</text:p>
      <text:p text:style-name="Standard"/>
      <text:p text:style-name="Standard"><text:tab/>Ostop = In.get()</text:p>
      <text:p text:style-name="Standard"/>
      <text:p text:style-name="Standard"><text:soft-page-break/>thread.start_new_thread(OutputThread, (OutThreadStop, Output,distance,distancehorizontal))</text:p>
      <text:p text:style-name="Standard"/>
      <text:p text:style-name="Standard">axisleft = 1</text:p>
      <text:p text:style-name="Standard">axisright = 1</text:p>
      <text:p text:style-name="Standard">oldvalue = 0.0</text:p>
      <text:p text:style-name="Standard">oldvaluelr = 0.0</text:p>
      <text:p text:style-name="Standard"/>
      <text:p text:style-name="Standard">button0 = 1</text:p>
      <text:p text:style-name="Standard">button2 = 1</text:p>
      <text:p text:style-name="Standard">button3 = 1</text:p>
      <text:p text:style-name="Standard">button4 = 1</text:p>
      <text:p text:style-name="Standard">button5 = 1</text:p>
      <text:p text:style-name="Standard"/>
      <text:p text:style-name="Standard">done = False</text:p>
      <text:p text:style-name="Standard">while not done:</text:p>
      <text:p text:style-name="Standard"><text:tab/>#e = pygame.event.wait()</text:p>
      <text:p text:style-name="Standard"><text:tab/>#print e.type</text:p>
      <text:p text:style-name="Standard"><text:tab/>for event in pygame.event.get():</text:p>
      <text:p text:style-name="Standard"><text:tab/><text:tab/>#event = pygame.event.wait()</text:p>
      <text:p text:style-name="Standard"><text:tab/><text:tab/>#print event</text:p>
      <text:p text:style-name="Standard"><text:tab/><text:tab/>#*********************************************************************</text:p>
      <text:p text:style-name="Standard"><text:tab/><text:tab/>#<text:tab/><text:tab/>Close the program by pressing the escape key</text:p>
      <text:p text:style-name="Standard"><text:tab/><text:tab/>#*********************************************************************</text:p>
      <text:p text:style-name="Standard"><text:tab/><text:tab/>if (event.type == KEYDOWN) and (event.key == K_ESCAPE):</text:p>
      <text:p text:style-name="Standard"><text:tab/><text:tab/><text:tab/>done = True </text:p>
      <text:p text:style-name="Standard"><text:tab/><text:tab/><text:tab/></text:p>
      <text:p text:style-name="Standard"><text:tab/><text:tab/>#*********************************************************************</text:p>
      <text:p text:style-name="Standard"><text:tab/><text:tab/># <text:s text:c="24"/>Forward</text:p>
      <text:p text:style-name="Standard"><text:tab/><text:tab/>#*********************************************************************</text:p>
      <text:p text:style-name="Standard"><text:tab/><text:tab/>if ((event.type == JOYAXISMOTION) and (event.dict['axis'] == 1) and (event.dict['value'] == -1.0)):</text:p>
      <text:p text:style-name="Standard"><text:tab/><text:tab/><text:tab/>#thread.start_new_thread(KeyPressed, ('start V-Up', Input, Output))</text:p>
      <text:p text:style-name="Standard"><text:tab/><text:tab/><text:tab/>command = str(v_u) + ":" + "FORWARD"</text:p>
      <text:p text:style-name="Standard"><text:tab/><text:tab/><text:tab/>s.send(command)</text:p>
      <text:p text:style-name="Standard"><text:tab/><text:tab/><text:tab/>print "joystick Forward"</text:p>
      <text:p text:style-name="Standard"><text:tab/><text:tab/><text:tab/>oldvalue = -1.0</text:p>
      <text:p text:style-name="Standard"><text:tab/><text:tab/>if ((event.type == JOYAXISMOTION) and (event.dict['axis'] == 1) and (event.dict['value'] == 0.0)):</text:p>
      <text:p text:style-name="Standard"><text:tab/><text:tab/><text:tab/>if (oldvalue == -1.0):</text:p>
      <text:p text:style-name="Standard"><text:tab/><text:tab/><text:tab/><text:tab/>command = str(v_u) + ":" + "STOP"</text:p>
      <text:p text:style-name="Standard"><text:tab/><text:tab/><text:tab/><text:tab/>s.send(command)</text:p>
      <text:p text:style-name="Standard"><text:tab/><text:tab/><text:tab/><text:tab/>print "joystick stop Forward"</text:p>
      <text:p text:style-name="Standard"><text:tab/><text:tab/>#if ((event.type == JOYAXISMOTION) and (event.dict['axis'] == 1) and (event.dict['value'] == 1.0)):</text:p>
      <text:p text:style-name="Standard"><text:tab/><text:tab/><text:tab/>#print "joystick backward"</text:p>
      <text:p text:style-name="Standard"/>
      <text:p text:style-name="Standard"><text:tab/><text:tab/>if (event.type == KEYDOWN) and (event.key == K_i):</text:p>
      <text:p text:style-name="Standard"><text:tab/><text:tab/><text:tab/>#thread.start_new_thread(KeyPressed, ('start V-Up', Input, Output))</text:p>
      <text:p text:style-name="Standard"><text:tab/><text:tab/><text:tab/>command = str(v_u) + ":" + "FORWARD"</text:p>
      <text:p text:style-name="Standard"><text:soft-page-break/><text:tab/><text:tab/><text:tab/>s.send(command)</text:p>
      <text:p text:style-name="Standard"><text:tab/><text:tab/><text:tab/>print "Forward"</text:p>
      <text:p text:style-name="Standard"><text:tab/><text:tab/>if (event.type == KEYUP) and (event.key == K_i):</text:p>
      <text:p text:style-name="Standard"><text:tab/><text:tab/><text:tab/>#Input.put("stop")</text:p>
      <text:p text:style-name="Standard"><text:tab/><text:tab/><text:tab/>command = str(v_u) + ":" + "STOP"</text:p>
      <text:p text:style-name="Standard"><text:tab/><text:tab/><text:tab/>s.send(command)</text:p>
      <text:p text:style-name="Standard"><text:tab/><text:tab/><text:tab/>print "stop"</text:p>
      <text:p text:style-name="Standard"/>
      <text:p text:style-name="Standard"><text:tab/><text:tab/>#*********************************************************************</text:p>
      <text:p text:style-name="Standard"><text:tab/><text:tab/># <text:s text:c="24"/>Reverse</text:p>
      <text:p text:style-name="Standard"><text:tab/><text:tab/>#*********************************************************************</text:p>
      <text:p text:style-name="Standard"><text:tab/><text:tab/>if (event.type == KEYDOWN) and (event.key == K_k):</text:p>
      <text:p text:style-name="Standard"><text:tab/><text:tab/><text:tab/>#thread.start_new_thread(KeyPressed, ('start V-Down', Input, Output))</text:p>
      <text:p text:style-name="Standard"><text:tab/><text:tab/><text:tab/>command = str(v_d) + ":" + "BACKWARD"</text:p>
      <text:p text:style-name="Standard"><text:tab/><text:tab/><text:tab/>s.send(command)</text:p>
      <text:p text:style-name="Standard"><text:tab/><text:tab/><text:tab/>print "Reverse"</text:p>
      <text:p text:style-name="Standard"><text:tab/><text:tab/>if (event.type == KEYUP) and (event.key == K_k):</text:p>
      <text:p text:style-name="Standard"><text:tab/><text:tab/><text:tab/>#Input.put("stop") <text:s text:c="8"/></text:p>
      <text:p text:style-name="Standard"><text:tab/><text:tab/><text:tab/>command = str(v_d) + ":" + "STOP"</text:p>
      <text:p text:style-name="Standard"><text:tab/><text:tab/><text:tab/>s.send(command)</text:p>
      <text:p text:style-name="Standard"><text:tab/><text:tab/><text:tab/>print "stop"</text:p>
      <text:p text:style-name="Standard"><text:tab/><text:tab/>if ((event.type == JOYAXISMOTION) and (event.dict['axis'] == 1) and (event.dict['value'] == 1.0)):</text:p>
      <text:p text:style-name="Standard"><text:tab/><text:tab/><text:tab/>command = str(v_d) + ":" + "BACKWARD"</text:p>
      <text:p text:style-name="Standard"><text:tab/><text:tab/><text:tab/>s.send(command)</text:p>
      <text:p text:style-name="Standard"><text:tab/><text:tab/><text:tab/>print "joystick backward"</text:p>
      <text:p text:style-name="Standard"><text:tab/><text:tab/><text:tab/>oldvalue = 1.0</text:p>
      <text:p text:style-name="Standard"><text:tab/><text:tab/>if ((event.type == JOYAXISMOTION) and (event.dict['axis'] == 1) and (event.dict['value'] == 0.0)):</text:p>
      <text:p text:style-name="Standard"><text:tab/><text:tab/><text:tab/>if oldvalue == 1.0 :</text:p>
      <text:p text:style-name="Standard"><text:tab/><text:tab/><text:tab/><text:tab/>command = str(v_d) + ":" + "STOP"</text:p>
      <text:p text:style-name="Standard"><text:tab/><text:tab/><text:tab/><text:tab/>s.send(command)</text:p>
      <text:p text:style-name="Standard"><text:tab/><text:tab/><text:tab/><text:tab/>print "joystick stop reverse"</text:p>
      <text:p text:style-name="Standard"/>
      <text:p text:style-name="Standard"/>
      <text:p text:style-name="Standard"><text:tab/><text:tab/>#*********************************************************************</text:p>
      <text:p text:style-name="Standard"><text:tab/><text:tab/># <text:s text:c="24"/>V-Left</text:p>
      <text:p text:style-name="Standard"><text:tab/><text:tab/>#*********************************************************************</text:p>
      <text:p text:style-name="Standard"><text:tab/><text:tab/>if (event.type == KEYDOWN) and (event.key == K_j):</text:p>
      <text:p text:style-name="Standard"><text:tab/><text:tab/><text:tab/>#thread.start_new_thread(KeyPressed, ('start V-Left', Input, Output))</text:p>
      <text:p text:style-name="Standard"><text:tab/><text:tab/><text:tab/>command = str(v_l) + ":" + "LEFT"</text:p>
      <text:p text:style-name="Standard"><text:tab/><text:tab/><text:tab/>s.send(command)</text:p>
      <text:p text:style-name="Standard"><text:tab/><text:tab/><text:tab/>print "V-Left"</text:p>
      <text:p text:style-name="Standard"><text:tab/><text:tab/>#if (event.type == KEYUP) and (event.key == K_j):</text:p>
      <text:p text:style-name="Standard"><text:tab/><text:tab/><text:tab/>#Input.put("stop")</text:p>
      <text:p text:style-name="Standard"><text:tab/><text:tab/>if ((event.type == JOYAXISMOTION) and (event.dict['axis'] == 0) and (event.dict['value'] == -1.0)):</text:p>
      <text:p text:style-name="Standard"><text:tab/><text:tab/><text:tab/>thread.start_new_thread(KeyPressed, ('start V-Left', Input, Output))</text:p>
      <text:p text:style-name="Standard"><text:tab/><text:tab/><text:tab/>print "joystick left"</text:p>
      <text:p text:style-name="Standard"><text:soft-page-break/><text:tab/><text:tab/><text:tab/>oldvaluelr = -1.0</text:p>
      <text:p text:style-name="Standard"><text:tab/><text:tab/>if ((event.type == JOYAXISMOTION) and (event.dict['axis'] == 0) and (event.dict['value'] == 0.0)):</text:p>
      <text:p text:style-name="Standard"><text:tab/><text:tab/><text:tab/>if oldvaluelr == -1.0:</text:p>
      <text:p text:style-name="Standard"><text:tab/><text:tab/><text:tab/><text:tab/>Input.put("stop")</text:p>
      <text:p text:style-name="Standard"><text:tab/><text:tab/><text:tab/><text:tab/>print "joystick stop left"</text:p>
      <text:p text:style-name="Standard"><text:tab/><text:tab/><text:tab/></text:p>
      <text:p text:style-name="Standard"><text:tab/><text:tab/>#*********************************************************************</text:p>
      <text:p text:style-name="Standard"><text:tab/><text:tab/># <text:s text:c="24"/>V-Right</text:p>
      <text:p text:style-name="Standard"><text:tab/><text:tab/>#*********************************************************************</text:p>
      <text:p text:style-name="Standard"><text:tab/><text:tab/>if (event.type == KEYDOWN) and (event.key == K_l):</text:p>
      <text:p text:style-name="Standard"><text:tab/><text:tab/><text:tab/>#thread.start_new_thread(KeyPressed, ('start V-Right', Input, Output))</text:p>
      <text:p text:style-name="Standard"><text:tab/><text:tab/><text:tab/>command = str(v_r) + ":" + "RIGHT"</text:p>
      <text:p text:style-name="Standard"><text:tab/><text:tab/><text:tab/>s.send(command)</text:p>
      <text:p text:style-name="Standard"><text:tab/><text:tab/><text:tab/>print "V-Right"</text:p>
      <text:p text:style-name="Standard"><text:tab/><text:tab/>#if (event.type == KEYUP) and (event.key == K_l):</text:p>
      <text:p text:style-name="Standard"><text:tab/><text:tab/><text:tab/>#Input.put("stop")</text:p>
      <text:p text:style-name="Standard"><text:tab/><text:tab/><text:tab/></text:p>
      <text:p text:style-name="Standard"><text:tab/><text:tab/>if ((event.type == JOYAXISMOTION) and (event.dict['axis'] == 0) and (event.dict['value'] == 1.0)):</text:p>
      <text:p text:style-name="Standard"><text:tab/><text:tab/><text:tab/>thread.start_new_thread(KeyPressed, ('start V-Right', Input, Output))</text:p>
      <text:p text:style-name="Standard"><text:tab/><text:tab/><text:tab/>print "joystick left"</text:p>
      <text:p text:style-name="Standard"><text:tab/><text:tab/><text:tab/>oldvaluelr = 1.0</text:p>
      <text:p text:style-name="Standard"><text:tab/><text:tab/>if ((event.type == JOYAXISMOTION) and (event.dict['axis'] == 0) and (event.dict['value'] == 0.0)):</text:p>
      <text:p text:style-name="Standard"><text:tab/><text:tab/><text:tab/>if oldvaluelr == 1.0:</text:p>
      <text:p text:style-name="Standard"><text:tab/><text:tab/><text:tab/><text:tab/>Input.put("stop")</text:p>
      <text:p text:style-name="Standard"><text:tab/><text:tab/><text:tab/><text:tab/>print "joystick stop right"</text:p>
      <text:p text:style-name="Standard"><text:tab/></text:p>
      <text:p text:style-name="Standard"><text:tab/><text:tab/>#*********************************************************************</text:p>
      <text:p text:style-name="Standard"><text:tab/><text:tab/># <text:s text:c="24"/>T-Up</text:p>
      <text:p text:style-name="Standard"><text:tab/><text:tab/>#*********************************************************************</text:p>
      <text:p text:style-name="Standard"><text:tab/><text:tab/>if (event.type == JOYBUTTONDOWN) and (event.dict['button'] == 3):</text:p>
      <text:p text:style-name="Standard"><text:tab/><text:tab/><text:tab/>thread.start_new_thread(KeyPressed, ('start T-Up',Input,Output))</text:p>
      <text:p text:style-name="Standard"><text:tab/><text:tab/><text:tab/>print "begin T-Up"</text:p>
      <text:p text:style-name="Standard"><text:tab/><text:tab/>if (event.type == JOYBUTTONUP) and (event.dict['button'] == 3):</text:p>
      <text:p text:style-name="Standard"><text:tab/><text:tab/><text:tab/>if (button3 == 1):</text:p>
      <text:p text:style-name="Standard"><text:tab/><text:tab/><text:tab/><text:tab/>button3 = 0</text:p>
      <text:p text:style-name="Standard"><text:tab/><text:tab/><text:tab/>else:</text:p>
      <text:p text:style-name="Standard"><text:tab/><text:tab/><text:tab/><text:tab/>Input.put("stop T-Up")</text:p>
      <text:p text:style-name="Standard"><text:tab/><text:tab/><text:tab/><text:tab/>print "stop T-Up"</text:p>
      <text:p text:style-name="Standard"><text:tab/><text:tab/>if (event.type == KEYDOWN) and (event.key == K_w):</text:p>
      <text:p text:style-name="Standard"><text:tab/><text:tab/><text:tab/>thread.start_new_thread(KeyPressed, ('start T-Up',Input,Output))</text:p>
      <text:p text:style-name="Standard"><text:tab/><text:tab/><text:tab/>print "begin T-Up"</text:p>
      <text:p text:style-name="Standard"><text:tab/><text:tab/>if (event.type == KEYUP) and (event.key == K_w):</text:p>
      <text:p text:style-name="Standard"><text:tab/><text:tab/><text:tab/>Input.put("stop T-Up")</text:p>
      <text:p text:style-name="Standard"><text:tab/><text:tab/><text:tab/>print "stop T-Up"</text:p>
      <text:p text:style-name="Standard"/>
      <text:p text:style-name="Standard"><text:tab/><text:tab/>#*********************************************************************</text:p>
      <text:p text:style-name="Standard"><text:soft-page-break/><text:tab/><text:tab/># <text:s text:c="24"/>T-Down</text:p>
      <text:p text:style-name="Standard"><text:tab/><text:tab/>#*********************************************************************</text:p>
      <text:p text:style-name="Standard"><text:tab/><text:tab/>if (event.type == JOYBUTTONDOWN) and (event.dict['button'] == 2):</text:p>
      <text:p text:style-name="Standard"><text:tab/><text:tab/><text:tab/>thread.start_new_thread(KeyPressed, ('start T-Down',Input,Output))</text:p>
      <text:p text:style-name="Standard"><text:tab/><text:tab/><text:tab/>print "begin T-Down"</text:p>
      <text:p text:style-name="Standard"><text:tab/><text:tab/>if (event.type == JOYBUTTONUP) and (event.dict['button'] == 2):</text:p>
      <text:p text:style-name="Standard"><text:tab/><text:tab/><text:tab/>if (button2 == 1):</text:p>
      <text:p text:style-name="Standard"><text:tab/><text:tab/><text:tab/><text:tab/>button2 = 0</text:p>
      <text:p text:style-name="Standard"><text:tab/><text:tab/><text:tab/>else:</text:p>
      <text:p text:style-name="Standard"><text:tab/><text:tab/><text:tab/><text:tab/>Input.put("stop T-Down")</text:p>
      <text:p text:style-name="Standard"><text:tab/><text:tab/><text:tab/><text:tab/>print "end T-Down"</text:p>
      <text:p text:style-name="Standard"><text:tab/><text:tab/>if (event.type == KEYDOWN) and (event.key == K_s):</text:p>
      <text:p text:style-name="Standard"><text:tab/><text:tab/><text:tab/>thread.start_new_thread(KeyPressed, ('start T-Down',Input,Output))</text:p>
      <text:p text:style-name="Standard"><text:tab/><text:tab/><text:tab/>print "begin T-Down"</text:p>
      <text:p text:style-name="Standard"><text:tab/><text:tab/>if (event.type == KEYUP) and (event.key == K_s):</text:p>
      <text:p text:style-name="Standard"><text:tab/><text:tab/><text:tab/>Input.put("stop T-Down")</text:p>
      <text:p text:style-name="Standard"><text:tab/><text:tab/><text:tab/>print "end T-Down"</text:p>
      <text:p text:style-name="Standard"/>
      <text:p text:style-name="Standard"/>
      <text:p text:style-name="Standard"><text:tab/><text:tab/>#*********************************************************************</text:p>
      <text:p text:style-name="Standard"><text:tab/><text:tab/># <text:s text:c="24"/>T-Right</text:p>
      <text:p text:style-name="Standard"><text:tab/><text:tab/>#*********************************************************************</text:p>
      <text:p text:style-name="Standard"><text:tab/><text:tab/>if (event.type == JOYBUTTONDOWN) and (event.dict['button'] == 5):</text:p>
      <text:p text:style-name="Standard"><text:tab/><text:tab/><text:tab/>thread.start_new_thread(KeyPressed, ('start T-Right', Input, Output))</text:p>
      <text:p text:style-name="Standard"><text:tab/><text:tab/><text:tab/>print "start T-Right"</text:p>
      <text:p text:style-name="Standard"><text:tab/><text:tab/>if (event.type == JOYBUTTONUP) and (event.dict['button'] == 5):</text:p>
      <text:p text:style-name="Standard"><text:tab/><text:tab/><text:tab/>if (button4 == 1 ):</text:p>
      <text:p text:style-name="Standard"><text:tab/><text:tab/><text:tab/><text:tab/>button4 = 0</text:p>
      <text:p text:style-name="Standard"><text:tab/><text:tab/><text:tab/>else:</text:p>
      <text:p text:style-name="Standard"><text:tab/><text:tab/><text:tab/><text:tab/>Input.put("stop T-Right")</text:p>
      <text:p text:style-name="Standard"><text:tab/><text:tab/><text:tab/><text:tab/>print "stop T-Right"</text:p>
      <text:p text:style-name="Standard"><text:tab/><text:tab/>if (event.type == KEYDOWN) and (event.key == K_d):</text:p>
      <text:p text:style-name="Standard"><text:tab/><text:tab/><text:tab/>thread.start_new_thread(KeyPressed, ('start T-Right', Input, Output))</text:p>
      <text:p text:style-name="Standard"><text:tab/><text:tab/><text:tab/>print "start T-Right"</text:p>
      <text:p text:style-name="Standard"><text:tab/><text:tab/>if (event.type == KEYUP) and (event.key == K_d):</text:p>
      <text:p text:style-name="Standard"><text:tab/><text:tab/><text:tab/>Input.put("stop T-Right")</text:p>
      <text:p text:style-name="Standard"><text:tab/><text:tab/><text:tab/>print "stop T-Right"</text:p>
      <text:p text:style-name="Standard"/>
      <text:p text:style-name="Standard"/>
      <text:p text:style-name="Standard"><text:tab/><text:tab/>#*********************************************************************</text:p>
      <text:p text:style-name="Standard"><text:tab/><text:tab/># <text:s text:c="24"/>T-Left</text:p>
      <text:p text:style-name="Standard"><text:tab/><text:tab/>#*********************************************************************</text:p>
      <text:p text:style-name="Standard"><text:tab/><text:tab/>if (event.type == JOYBUTTONDOWN) and (event.dict['button'] == 4):</text:p>
      <text:p text:style-name="Standard"><text:tab/><text:tab/><text:tab/> <text:s/>thread.start_new_thread(KeyPressed, ('start T-Left', Input, Output))</text:p>
      <text:p text:style-name="Standard"><text:tab/><text:tab/><text:tab/> <text:s/>print "T-Left"</text:p>
      <text:p text:style-name="Standard"><text:tab/><text:tab/>if (event.type == JOYBUTTONUP) and (event.dict['button'] == 4):</text:p>
      <text:p text:style-name="Standard"><text:tab/><text:tab/><text:tab/>if (button5 == 1):</text:p>
      <text:p text:style-name="Standard"><text:tab/><text:tab/><text:tab/><text:tab/>button5 = 0</text:p>
      <text:p text:style-name="Standard"><text:tab/><text:tab/><text:tab/>else:</text:p>
      <text:p text:style-name="Standard"><text:soft-page-break/><text:tab/><text:tab/><text:tab/><text:tab/>Input.put("stop T-Left")</text:p>
      <text:p text:style-name="Standard"><text:tab/><text:tab/><text:tab/><text:tab/>print "stop T-Left"</text:p>
      <text:p text:style-name="Standard"><text:tab/><text:tab/>if (event.type == KEYDOWN) and (event.key == K_a):</text:p>
      <text:p text:style-name="Standard"><text:tab/><text:tab/><text:tab/> <text:s/>thread.start_new_thread(KeyPressed, ('start T-Left', Input, Output))</text:p>
      <text:p text:style-name="Standard"><text:tab/><text:tab/><text:tab/> <text:s/>print "T-Left"</text:p>
      <text:p text:style-name="Standard"><text:tab/><text:tab/>if (event.type == KEYUP) and (event.key == K_a):</text:p>
      <text:p text:style-name="Standard"><text:tab/><text:tab/><text:tab/>Input.put("stop T-Left")</text:p>
      <text:p text:style-name="Standard"><text:tab/><text:tab/><text:tab/>print "stop T-Left"</text:p>
      <text:p text:style-name="Standard"/>
      <text:p text:style-name="Standard"><text:tab/><text:tab/>#*********************************************************************</text:p>
      <text:p text:style-name="Standard"><text:tab/><text:tab/># <text:s text:c="24"/>Fire Gun</text:p>
      <text:p text:style-name="Standard"><text:tab/><text:tab/>#*********************************************************************</text:p>
      <text:p text:style-name="Standard"><text:tab/><text:tab/>if (event.type == JOYBUTTONDOWN) and (event.dict['button'] == 0):</text:p>
      <text:p text:style-name="Standard"><text:tab/><text:tab/> <text:s text:c="5"/>command = str(fire) + ":" + "SHOOT"</text:p>
      <text:p text:style-name="Standard"><text:tab/><text:tab/> <text:s text:c="5"/>s.send(command)</text:p>
      <text:p text:style-name="Standard"><text:tab/><text:tab/> <text:s text:c="5"/>print "Fire Gun"</text:p>
      <text:p text:style-name="Standard"><text:tab/><text:tab/>if (event.type == JOYBUTTONUP) and (event.dict['button'] == 0):</text:p>
      <text:p text:style-name="Standard"><text:tab/><text:tab/><text:tab/>if (button0 == 1):</text:p>
      <text:p text:style-name="Standard"><text:tab/><text:tab/><text:tab/><text:tab/>button0 = 0</text:p>
      <text:p text:style-name="Standard"><text:tab/><text:tab/><text:tab/>else:</text:p>
      <text:p text:style-name="Standard"><text:tab/><text:tab/><text:tab/><text:tab/>Input.put("stop Fire")</text:p>
      <text:p text:style-name="Standard"><text:tab/><text:tab/><text:tab/><text:tab/>print "end Fire Gun"</text:p>
      <text:p text:style-name="Standard"><text:tab/><text:tab/>if (event.type == KEYDOWN) and (event.key == K_SPACE):</text:p>
      <text:p text:style-name="Standard"><text:tab/><text:tab/><text:tab/> <text:s text:c="3"/>thread.start_new_thread(KeyPressed, ('start Fire', Input, Output))</text:p>
      <text:p text:style-name="Standard"><text:tab/><text:tab/><text:tab/> <text:s text:c="3"/>print "Fire Gun"</text:p>
      <text:p text:style-name="Standard"><text:tab/><text:tab/>if (event.type == KEYUP) and (event.key == K_SPACE):</text:p>
      <text:p text:style-name="Standard"><text:tab/><text:tab/><text:tab/>Input.put("stop Fire")</text:p>
      <text:p text:style-name="Standard"><text:tab/><text:tab/><text:tab/>print "end Fire Gun"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4-30T10:40:27</meta:creation-date>
    <meta:document-statistic meta:table-count="0" meta:image-count="0" meta:object-count="0" meta:page-count="8" meta:paragraph-count="326" meta:word-count="1227" meta:character-count="11402"/>
    <dc:date>2010-04-30T10:41:13</dc:date>
    <meta:editing-duration>PT00H00M47S</meta:editing-duration>
    <meta:editing-cycles>1</meta:editing-cycles>
    <meta:generator>OpenOffice.org/3.1$Linux OpenOffice.org_project/310m19$Build-9420</meta:generator>
  </office:meta>
</office:document-meta>
</file>